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loext:graphic-properties draw:fill-gradient-name="gradient" draw:fill-hatch-name="hatch"/>
      <style:paragraph-properties fo:margin-top="1cm" fo:margin-bottom="0cm" style:contextual-spacing="false"/>
      <style:text-properties officeooo:rsid="00097807" officeooo:paragraph-rsid="00097807"/>
    </style:style>
    <style:style style:name="P2" style:family="paragraph" style:parent-style-name="Standard" style:list-style-name="L1">
      <loext:graphic-properties draw:fill-gradient-name="gradient" draw:fill-hatch-name="hatch"/>
      <style:paragraph-properties fo:margin-top="1cm" fo:margin-bottom="0cm" style:contextual-spacing="false"/>
      <style:text-properties officeooo:rsid="000ae540" officeooo:paragraph-rsid="000ae540"/>
    </style:style>
    <style:style style:name="P3" style:family="paragraph" style:parent-style-name="Standard" style:list-style-name="L1">
      <loext:graphic-properties draw:fill-gradient-name="gradient" draw:fill-hatch-name="hatch"/>
      <style:paragraph-properties fo:margin-top="1cm" fo:margin-bottom="0cm" style:contextual-spacing="false"/>
      <style:text-properties officeooo:rsid="000f6eeb" officeooo:paragraph-rsid="000f6eeb"/>
    </style:style>
    <style:style style:name="T1" style:family="text">
      <style:text-properties officeooo:rsid="000ae54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04092"/>
    </style:style>
    <style:style style:name="T4" style:family="text">
      <style:text-properties style:text-underline-style="none" officeooo:rsid="0011ed3a"/>
    </style:style>
    <style:style style:name="T5" style:family="text">
      <style:text-properties officeooo:rsid="0013d9b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48309978" text:style-name="L1">
        <text:list-item>
          <text:p text:style-name="P1"><text:span text:style-name="T5">La convención C define como las funciones reciben parámetros, como retornan el resultado y que registros se deben preservar . </text:span>La convención C de 32 bits usa la pila y la de 64 bits usa los registros de propósito general y la pila.</text:p>
        </text:list-item>
        <text:list-item>
          <text:p text:style-name="P1">El compilador de C toma la responsabilidad de cumplir la convención de llamadas en C. En ASM, dependerá de cada arquitectura en particular, <text:span text:style-name="T1">denominándose esto como Interfaces Binarias de Aplicación (ABIs). En particular, las ABIs parciales son las que se encargaran de que se cumplan las convenciones de llamadas en ASM. </text:span></text:p>
        </text:list-item>
        <text:list-item>
          <text:p text:style-name="P2">El stack frame es una parte del stack dedicada a una función.<text:line-break/>El prólogo es la parte donde se inicializa el stack frame: se reserva espacio para datos temporales, se agrega padding para mantenerla alineada a 16 bytes y se preserva el valor de los registros no volátiles.<text:line-break/>El epílogo es donde se finaliza el stack frame restaurando el valor de los registros no volátiles y devolviendo a la pila a su estado inicial.</text:p>
        </text:list-item>
        <text:list-item>
          <text:p text:style-name="P3">Se guardan en la pila.</text:p>
        </text:list-item>
        <text:list-item>
          <text:p text:style-name="P3">Se alinean a 16 bytes<text:span text:style-name="T2">. </text:span><text:span text:style-name="T4">Al ejecutar</text:span><text:span text:style-name="T3"> la primera instrucción de la función llamada pasa a estar alineada a 8 byte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6T18:30:06.681142656</meta:creation-date>
    <dc:date>2022-04-09T05:40:26.675037241</dc:date>
    <meta:editing-duration>PT6H28M31S</meta:editing-duration>
    <meta:editing-cycles>6</meta:editing-cycles>
    <meta:generator>LibreOffice/7.2.6.2$Linux_X86_64 LibreOffice_project/20$Build-2</meta:generator>
    <meta:document-statistic meta:table-count="0" meta:image-count="0" meta:object-count="0" meta:page-count="1" meta:paragraph-count="5" meta:word-count="199" meta:character-count="1108" meta:non-whitespace-character-count="918"/>
  </office:meta>
</office:document-meta>
</file>